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style:font-name="Times New Roman" style:font-name-complex="Times New Roman"/>
    </style:style>
    <style:style style:name="P2" style:family="paragraph" style:parent-style-name="Normal">
      <style:text-properties style:font-name="Times New Roman" style:font-name-asian="Times New Roman" style:font-name-complex="Times New Roman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 style:master-page-name="MP0">
      <style:paragraph-properties style:page-number="auto" fo:break-before="page"/>
      <style:text-properties style:font-name="Times New Roman" style:font-name-complex="Times New Roman"/>
    </style:style>
    <style:style style:name="P5" style:family="paragraph" style:parent-style-name="Normal">
      <style:paragraph-properties fo:text-align="center" style:justify-single-word="false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style:font-name-asian="Times New Roman" style:font-name-complex="Times New Roman"/>
    </style:style>
    <style:style style:name="fr1" style:family="graphic" style:parent-style-name="OLE">
      <style:graphic-properties style:vertical-pos="middle" style:vertical-rel="baseline" draw:ole-draw-aspect="1"/>
    </style:style>
    <style:style style:name="fr2" style:family="graphic" style:parent-style-name="OLE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hermodynamic virtual displacements <text:s/></text:p>
      <text:p text:style-name="Normal"><text:span text:style-name="Default_20_Paragraph_20_Font"><text:span text:style-name="T1">Concept </text:span></text:span><text:span text:style-name="Default_20_Paragraph_20_Font"><text:span text:style-name="T1"><text:s/>of thermodynamic virtual </text:span></text:span><text:span text:style-name="Default_20_Paragraph_20_Font"><text:span text:style-name="T1">d</text:span></text:span><text:span text:style-name="Default_20_Paragraph_20_Font"><text:span text:style-name="T1">is</text:span></text:span><text:span text:style-name="Default_20_Paragraph_20_Font"><text:span text:style-name="T1">placement is </text:span></text:span><text:span text:style-name="Default_20_Paragraph_20_Font"><text:span text:style-name="T1"><text:s/>a change within a</text:span></text:span><text:span text:style-name="Default_20_Paragraph_20_Font"><text:span text:style-name="T1">n</text:span></text:span><text:span text:style-name="Default_20_Paragraph_20_Font"><text:span text:style-name="T1"> </text:span></text:span><text:span text:style-name="Default_20_Paragraph_20_Font"><text:span text:style-name="T1">isolated <text:s/></text:span></text:span><text:span text:style-name="Default_20_Paragraph_20_Font"><text:span text:style-name="T1">system where </text:span></text:span><text:span text:style-name="Default_20_Paragraph_20_Font"><text:span text:style-name="T1">the</text:span></text:span><text:span text:style-name="Default_20_Paragraph_20_Font"><text:span text:style-name="T1"> entropy is at the maximum, and <text:s/>the </text:span></text:span><text:span text:style-name="Default_20_Paragraph_20_Font"><text:span text:style-name="T1">condition </text:span></text:span><draw:frame draw:style-name="fr1" draw:name="1" text:anchor-type="as-char" svg:width="0.8646in" style:rel-width="scale" svg:height="0.1874in" style:rel-height="scale" draw:z-index="0"><draw:object xlink:href="./Object 1" xlink:type="simple" xlink:show="embed" xlink:actuate="onLoad"/><draw:image xlink:href="./ObjectReplacements/Object 1" xlink:type="simple" xlink:show="embed" xlink:actuate="onLoad"/></draw:frame><text:span text:style-name="Default_20_Paragraph_20_Font"><text:span text:style-name="T2"> <text:s/>is </text:span></text:span><text:span text:style-name="Default_20_Paragraph_20_Font"><text:span text:style-name="T2">satisfied</text:span></text:span><text:span text:style-name="Default_20_Paragraph_20_Font"><text:span text:style-name="T2">. <text:s/></text:span></text:span><text:span text:style-name="Default_20_Paragraph_20_Font"><text:span text:style-name="T1">The <text:s/>virtual </text:span></text:span><text:span text:style-name="Default_20_Paragraph_20_Font"><text:span text:style-name="T1">quantity</text:span></text:span><text:span text:style-name="Default_20_Paragraph_20_Font"><text:span text:style-name="T1"> that changes is extensive, and the change in the virtual quantity is denoted by δ. </text:span></text:span><text:span text:style-name="Default_20_Paragraph_20_Font"><text:span text:style-name="T2">The <text:s/>equations used are <text:s/>based on the <text:s/></text:span></text:span><text:span text:style-name="Default_20_Paragraph_20_Font"><text:span text:style-name="T1">fundamental</text:span></text:span><text:span text:style-name="Default_20_Paragraph_20_Font"><text:span text:style-name="T1"> equation <text:s/>f(</text:span></text:span><text:span text:style-name="Default_20_Paragraph_20_Font"><text:span text:style-name="T1">U,</text:span></text:span><text:span text:style-name="Default_20_Paragraph_20_Font"><text:span text:style-name="T1">S,V,n)</text:span></text:span><text:span text:style-name="Default_20_Paragraph_20_Font"><text:span text:style-name="T1"> = 0</text:span></text:span><text:span text:style-name="Default_20_Paragraph_20_Font"><text:span text:style-name="T1">. </text:span></text:span><text:span text:style-name="Default_20_Paragraph_20_Font"><text:span text:style-name="T1"><text:s/></text:span></text:span><text:span text:style-name="Default_20_Paragraph_20_Font"><text:span text:style-name="T1">For a chemical reaction the Gibbs energy</text:span></text:span><text:span text:style-name="Default_20_Paragraph_20_Font"><text:span text:style-name="T1"> </text:span></text:span><text:span text:style-name="Default_20_Paragraph_20_Font"><text:span text:style-name="T1"><text:s text:c="4"/></text:span></text:span><text:span text:style-name="Default_20_Paragraph_20_Font"><text:span text:style-name="T1"><text:s text:c="2"/></text:span></text:span><text:span text:style-name="Default_20_Paragraph_20_Font"><text:span text:style-name="T1">G</text:span></text:span><text:span text:style-name="Default_20_Paragraph_20_Font"><text:span text:style-name="T1">=f(</text:span></text:span><text:span text:style-name="Default_20_Paragraph_20_Font"><text:span text:style-name="T1">T,P,n)</text:span></text:span><text:span text:style-name="Default_20_Paragraph_20_Font"><text:span text:style-name="T1">.</text:span></text:span><text:span text:style-name="Default_20_Paragraph_20_Font"><text:span text:style-name="T1"> </text:span></text:span><text:span text:style-name="Default_20_Paragraph_20_Font"><text:span text:style-name="T1"><text:s/></text:span></text:span><text:span text:style-name="Default_20_Paragraph_20_Font"><text:span text:style-name="T1">is used</text:span></text:span><text:span text:style-name="Default_20_Paragraph_20_Font"><text:span text:style-name="T1"> as the appropriate form of the fundamental equation</text:span></text:span><text:span text:style-name="Default_20_Paragraph_20_Font"><text:span text:style-name="T1">.</text:span></text:span></text:p>
      <text:p text:style-name="P1">Take differential of the Gibbs Energy</text:p>
      <text:p text:style-name="P3"><text:span text:style-name="Default_20_Paragraph_20_Font"><text:span text:style-name="T1"><text:s text:c="2"/></text:span></text:span><text:span text:style-name="Default_20_Paragraph_20_Font"><text:span text:style-name="T1"><text:s/></text:span></text:span><draw:frame draw:style-name="fr1" draw:name="2" text:anchor-type="as-char" svg:width="3.1457in" style:rel-width="scale" svg:height="0.3957in" style:rel-height="scale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>Since the Gibbs energy for is defined as </text:p>
      <text:p text:style-name="P3"><draw:frame draw:style-name="fr1" draw:name="3" text:anchor-type="as-char" svg:width="1.1457in" style:rel-width="scale" svg:height="0.1772in" style:rel-height="scale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>This <text:s/>implies the <text:s/>relations <text:s/></text:p>
      <text:p text:style-name="P3"><draw:frame draw:style-name="fr2" draw:name="4" text:anchor-type="as-char" svg:y="-0.2535in" svg:width="3.1252in" style:rel-width="scale" svg:height="0.3957in" style:rel-height="scale" draw:z-index="3"><draw:object xlink:href="./Object 4" xlink:type="simple" xlink:show="embed" xlink:actuate="onLoad"/><draw:image xlink:href="./ObjectReplacements/Object 4" xlink:type="simple" xlink:show="embed" xlink:actuate="onLoad"/></draw:frame><text:span text:style-name="Default_20_Paragraph_20_Font"><text:span text:style-name="T2"> </text:span></text:span></text:p>
      <text:p text:style-name="P2"><text:s/>Now replacing <text:s/>partial <text:s/>differential with δ <text:s/>the virtual displacement the <text:s/>result for an isolated system is </text:p>
      <text:p text:style-name="P3"><draw:frame draw:style-name="fr1" draw:name="5" text:anchor-type="as-char" svg:width="2.0835in" style:rel-width="scale" svg:height="0.3752in" style:rel-height="scale" draw:z-index="4"><draw:object xlink:href="./Object 5" xlink:type="simple" xlink:show="embed" xlink:actuate="onLoad"/><draw:image xlink:href="./ObjectReplacements/Object 5" xlink:type="simple" xlink:show="embed" xlink:actuate="onLoad"/></draw:frame><text:span text:style-name="Default_20_Paragraph_20_Font"><text:span text:style-name="T2"> </text:span></text:span></text:p>
      <text:p text:style-name="P1"/>
      <text:p text:style-name="Normal"><text:span text:style-name="Default_20_Paragraph_20_Font"><text:span text:style-name="T1"><text:s/>The <text:s/>fixed <text:s text:c="2"/>variables are temperature, pressure. The virtual quantities are the Gibbs energy and the amount of <text:s/>matter expressed in moles. <text:s text:c="2"/>A</text:span></text:span><text:span text:style-name="Default_20_Paragraph_20_Font"><text:span text:style-name="T2">t equilibrium the Gibbs energy is zero. Since ,the temperature and <text:s/>pressure are constant the resulting equation </text:span></text:span></text:p>
      <text:p text:style-name="P1"/>
      <text:p text:style-name="P3"><draw:frame draw:style-name="fr1" draw:name="6" text:anchor-type="as-char" svg:width="1.3228in" style:rel-width="scale" svg:height="0.3752in" style:rel-height="scale" draw:z-index="5"><draw:object xlink:href="./Object 6" xlink:type="simple" xlink:show="embed" xlink:actuate="onLoad"/><draw:image xlink:href="./ObjectReplacements/Object 6" xlink:type="simple" xlink:show="embed" xlink:actuate="onLoad"/></draw:frame><text:span text:style-name="Default_20_Paragraph_20_Font"><text:span text:style-name="T2"> </text:span></text:span></text:p>
      <text:p text:style-name="Normal"><text:span text:style-name="Default_20_Paragraph_20_Font"><text:span text:style-name="T2">Sin</text:span></text:span><text:span text:style-name="Default_20_Paragraph_20_Font"><text:span text:style-name="T2">c</text:span></text:span><text:span text:style-name="Default_20_Paragraph_20_Font"><text:span text:style-name="T2">e</text:span></text:span><text:span text:style-name="Default_20_Paragraph_20_Font"><text:span text:style-name="T2"> <text:s/></text:span></text:span><text:span text:style-name="Default_20_Paragraph_20_Font"><text:span text:style-name="T2"><text:s/></text:span></text:span><draw:frame draw:style-name="fr1" draw:name="7" text:anchor-type="as-char" svg:width="0.5728in" style:rel-width="scale" svg:height="0.3854in" style:rel-height="scale" draw:z-index="6"><draw:object xlink:href="./Object 7" xlink:type="simple" xlink:show="embed" xlink:actuate="onLoad"/><draw:image xlink:href="./ObjectReplacements/Object 7" xlink:type="simple" xlink:show="embed" xlink:actuate="onLoad"/></draw:frame><text:span text:style-name="Default_20_Paragraph_20_Font"><text:span text:style-name="T2"> </text:span></text:span><text:span text:style-name="Default_20_Paragraph_20_Font"><text:span text:style-name="T2"><text:s text:c="2"/></text:span></text:span><text:span text:style-name="Default_20_Paragraph_20_Font"><text:span text:style-name="T2"><text:s/></text:span></text:span><text:span text:style-name="Default_20_Paragraph_20_Font"><text:span text:style-name="T2">the resulting equation is</text:span></text:span><text:span text:style-name="Default_20_Paragraph_20_Font"><text:span text:style-name="T2"> equation three</text:span></text:span><text:span text:style-name="Default_20_Paragraph_20_Font"><text:span text:style-name="T2">.</text:span></text:span></text:p>
      <text:p text:style-name="P3"><draw:frame draw:style-name="fr1" draw:name="8" text:anchor-type="as-char" svg:width="0.8437in" style:rel-width="scale" svg:height="0.3752in" style:rel-height="scale" draw:z-index="7"><draw:object xlink:href="./Object 8" xlink:type="simple" xlink:show="embed" xlink:actuate="onLoad"/><draw:image xlink:href="./ObjectReplacements/Object 8" xlink:type="simple" xlink:show="embed" xlink:actuate="onLoad"/></draw:frame><text:span text:style-name="Default_20_Paragraph_20_Font"><text:span text:style-name="T2"> </text:span></text:span></text:p>
      <text:p text:style-name="P1">Stchiometric <text:s/>theory</text:p>
      <text:p text:style-name="P1"><text:soft-page-break/>The sthiocnetricequations were calculated using linear albegra. There is no use of the mechanistic path way only <text:s/>linear <text:s/>algebra is used. First the formula matrix must be defined. This is done by entering the elements of the matrix where <text:s text:c="2"/>the columns are the <text:s/>species in the system the rows are the atoms <text:s/>involved in the species.</text:p>
      <text:p text:style-name="P1">The equation must be solved for v called the sthiochiometric vector.</text:p>
      <text:p text:style-name="Normal"><draw:frame draw:style-name="fr1" draw:name="9" text:anchor-type="as-char" svg:width="0.552in" style:rel-width="scale" svg:height="0.1772in" style:rel-height="scale" draw:z-index="8"><draw:object xlink:href="./Object 9" xlink:type="simple" xlink:show="embed" xlink:actuate="onLoad"/><draw:image xlink:href="./ObjectReplacements/Object 9" xlink:type="simple" xlink:show="embed" xlink:actuate="onLoad"/></draw:frame><text:span text:style-name="Default_20_Paragraph_20_Font"><text:span text:style-name="T1"> </text:span></text:span><text:span text:style-name="Default_20_Paragraph_20_Font"><text:span text:style-name="T1"><text:s text:c="2"/></text:span></text:span></text:p>
      <text:p text:style-name="Normal"><text:span text:style-name="Default_20_Paragraph_20_Font"><text:span text:style-name="T1"><text:s text:c="2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title/>
    <dc:description/>
    <dc:subject/>
    <meta:initial-creator>Dan Kotabish</meta:initial-creator>
    <dc:creator>dan kotab</dc:creator>
    <meta:creation-date>2020-10-07T13:22:00Z</meta:creation-date>
    <dc:date>2020-10-07T09:27:24.01</dc:date>
    <meta:editing-cycles>3</meta:editing-cycles>
    <meta:editing-duration>PT5M18S</meta:editing-duration>
    <meta:document-statistic meta:table-count="0" meta:image-count="0" meta:object-count="9" meta:page-count="2" meta:paragraph-count="19" meta:word-count="223" meta:character-count="1468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>
  <semantics>
    <mrow>
      <mrow>
        <msub>
          <mfenced open="(" close=")">
            <mrow>
              <mrow>
                <mi>d</mi>
                <mi>S</mi>
              </mrow>
            </mrow>
          </mfenced>
          <mrow>
            <mi>U</mi>
            <mi>,</mi>
            <mi>V</mi>
            <mi>,</mi>
            <mi>n</mi>
          </mrow>
        </msub>
        <mo stretchy="false">=</mo>
        <mn>0</mn>
      </mrow>
    </mrow>
    <annotation encoding="StarMath 5.0">left ( {d S} right )_{U , V , n} =0</annotation>
  </semantics>
</math>
</file>

<file path=Object 2/content.xml><?xml version="1.0" encoding="utf-8"?>
<math xmlns="http://www.w3.org/1998/Math/MathML">
  <semantics>
    <mrow>
      <mi>d</mi>
      <mrow>
        <mi>G</mi>
        <mo stretchy="false">=</mo>
        <mrow>
          <mstyle mathvariant="italic">
            <mrow>
              <mtext> </mtext>
            </mrow>
          </mstyle>
          <mo stretchy="false">−</mo>
          <msub>
            <mfenced open="(" close=")">
              <mrow>
                <mfrac>
                  <mrow>
                    <mo stretchy="false">∂</mo>
                    <mi>G</mi>
                  </mrow>
                  <mrow>
                    <mo stretchy="false">∂</mo>
                    <mi>T</mi>
                  </mrow>
                </mfrac>
              </mrow>
            </mfenced>
            <mrow>
              <mi>P</mi>
              <mi>,</mi>
              <mi>n</mi>
            </mrow>
          </msub>
        </mrow>
      </mrow>
      <mi>d</mi>
      <mrow>
        <mi>T</mi>
        <mo stretchy="false">+</mo>
        <msub>
          <mfenced open="(" close=")">
            <mrow>
              <mfrac>
                <mrow>
                  <mo stretchy="false">∂</mo>
                  <mi>G</mi>
                </mrow>
                <mrow>
                  <mo stretchy="false">∂</mo>
                  <mi>P</mi>
                </mrow>
              </mfrac>
            </mrow>
          </mfenced>
          <mrow>
            <mi>T</mi>
            <mi>,</mi>
            <mi>n</mi>
          </mrow>
        </msub>
      </mrow>
      <mi>d</mi>
      <mrow>
        <mi>P</mi>
        <mo stretchy="false">+</mo>
        <mstyle mathvariant="italic">
          <mrow>
            <mtext> </mtext>
          </mrow>
        </mstyle>
      </mrow>
      <msub>
        <mfenced open="(" close=")">
          <mrow>
            <mfrac>
              <mrow>
                <mo stretchy="false">∂</mo>
                <mi>G</mi>
              </mrow>
              <mrow>
                <mo stretchy="false">∂</mo>
                <mi>n</mi>
              </mrow>
            </mfrac>
          </mrow>
        </mfenced>
        <mrow>
          <mi>T</mi>
          <mi>,</mi>
          <mi>P</mi>
        </mrow>
      </msub>
      <mi>d</mi>
      <mi>n</mi>
    </mrow>
    <annotation encoding="StarMath 5.0">d G =italic " " -left ( { partial  G} over { partial  T} right )_{P , n} d T +left ( { partial  G} over { partial  P} right )_{T , n} d P +italic " " left ( { partial  G} over { partial  n} right )_{T , P} d n</annotation>
  </semantics>
</math>
</file>

<file path=Object 3/content.xml><?xml version="1.0" encoding="utf-8"?>
<math xmlns="http://www.w3.org/1998/Math/MathML">
  <semantics>
    <mrow>
      <mrow>
        <mi>G</mi>
        <mo stretchy="false">≡</mo>
        <mrow>
          <mi>U</mi>
          <mo stretchy="false">+</mo>
          <mi>P</mi>
        </mrow>
      </mrow>
      <mrow>
        <mi>V</mi>
        <mo stretchy="false">−</mo>
        <mi>S</mi>
      </mrow>
      <mi>T</mi>
    </mrow>
    <annotation encoding="StarMath 5.0">G  equiv U +P V -S T</annotation>
  </semantics>
</math>
</file>

<file path=Object 4/content.xml><?xml version="1.0" encoding="utf-8"?>
<math xmlns="http://www.w3.org/1998/Math/MathML">
  <semantics>
    <mrow>
      <mstyle mathvariant="italic">
        <mrow>
          <mtext> </mtext>
        </mrow>
      </mstyle>
      <msub>
        <mfenced open="(" close=")">
          <mrow>
            <mfrac>
              <mrow>
                <mo stretchy="false">∂</mo>
                <mi>G</mi>
              </mrow>
              <mrow>
                <mo stretchy="false">∂</mo>
                <mi>T</mi>
              </mrow>
            </mfrac>
          </mrow>
        </mfenced>
        <mrow>
          <mi>P</mi>
          <mi>,</mi>
          <mi>n</mi>
        </mrow>
      </msub>
      <mrow>
        <mstyle mathvariant="italic">
          <mrow>
            <mtext> </mtext>
          </mrow>
        </mstyle>
        <mo stretchy="false">=</mo>
        <mrow>
          <mstyle mathvariant="italic">
            <mrow>
              <mtext> </mtext>
            </mrow>
          </mstyle>
          <mo stretchy="false">−</mo>
          <mi>S</mi>
        </mrow>
      </mrow>
      <mstyle mathvariant="italic">
        <mrow>
          <mtext> </mtext>
        </mrow>
      </mstyle>
      <mstyle mathvariant="italic">
        <mrow>
          <mtext> </mtext>
        </mrow>
      </mstyle>
      <mstyle mathvariant="italic">
        <mrow>
          <mtext> </mtext>
        </mrow>
      </mstyle>
      <mstyle mathvariant="italic">
        <mrow>
          <mtext> </mtext>
        </mrow>
      </mstyle>
      <mstyle mathvariant="italic">
        <mrow>
          <mtext> </mtext>
        </mrow>
      </mstyle>
      <mrow>
        <msub>
          <mfenced open="(" close=")">
            <mrow>
              <mfrac>
                <mrow>
                  <mo stretchy="false">∂</mo>
                  <mi>G</mi>
                </mrow>
                <mrow>
                  <mo stretchy="false">∂</mo>
                  <mi>P</mi>
                </mrow>
              </mfrac>
            </mrow>
          </mfenced>
          <mrow>
            <mi>T</mi>
            <mi>,</mi>
            <mi>n</mi>
          </mrow>
        </msub>
        <mo stretchy="false">=</mo>
        <mi>V</mi>
      </mrow>
      <mstyle mathvariant="italic">
        <mrow>
          <mtext> </mtext>
        </mrow>
      </mstyle>
      <mstyle mathvariant="italic">
        <mrow>
          <mtext> </mtext>
        </mrow>
      </mstyle>
      <mstyle mathvariant="italic">
        <mrow>
          <mtext> </mtext>
        </mrow>
      </mstyle>
      <mstyle mathvariant="italic">
        <mrow>
          <mtext> </mtext>
        </mrow>
      </mstyle>
      <msub>
        <mfenced open="(" close=")">
          <mrow>
            <mfrac>
              <mrow>
                <mo stretchy="false">∂</mo>
                <mi>G</mi>
              </mrow>
              <mrow>
                <mo stretchy="false">∂</mo>
                <mi>n</mi>
              </mrow>
            </mfrac>
          </mrow>
        </mfenced>
        <mrow>
          <mi>T</mi>
          <mi>,</mi>
          <mi>P</mi>
        </mrow>
      </msub>
      <mstyle mathvariant="italic">
        <mrow>
          <mtext> </mtext>
        </mrow>
      </mstyle>
      <mrow>
        <mstyle mathvariant="italic">
          <mrow>
            <mtext> </mtext>
          </mrow>
        </mstyle>
        <mo stretchy="false">≡</mo>
        <mstyle mathvariant="italic">
          <mrow>
            <mtext> </mtext>
          </mrow>
        </mstyle>
      </mrow>
      <mi>μ</mi>
      <mstyle mathvariant="italic">
        <mrow>
          <mtext> </mtext>
        </mrow>
      </mstyle>
    </mrow>
    <annotation encoding="StarMath 5.0">italic " " left ( { partial  G} over { partial  T} right )_{P , n} italic " " =italic " " -S italic " " italic " " italic " " italic " " italic " " left ( { partial  G} over { partial  P} right )_{T , n} =V italic " " italic " " italic " " italic " " left ( { partial  G} over { partial  n} right )_{T , P} italic " " italic " "  equiv italic " " μ italic " "</annotation>
  </semantics>
</math>
</file>

<file path=Object 5/content.xml><?xml version="1.0" encoding="utf-8"?>
<math xmlns="http://www.w3.org/1998/Math/MathML">
  <semantics>
    <mrow>
      <mi>δ</mi>
      <mrow>
        <mi>G</mi>
        <mo stretchy="false">=</mo>
        <mrow>
          <mstyle mathvariant="italic">
            <mrow>
              <mtext> </mtext>
            </mrow>
          </mstyle>
          <mo stretchy="false">−</mo>
          <mi>S</mi>
        </mrow>
      </mrow>
      <mi>δ</mi>
      <mrow>
        <mi>T</mi>
        <mo stretchy="false">+</mo>
        <mi>V</mi>
      </mrow>
      <mi>δ</mi>
      <mrow>
        <mi>P</mi>
        <mo stretchy="false">+</mo>
        <mstyle mathvariant="italic">
          <mrow>
            <mtext> </mtext>
          </mrow>
        </mstyle>
      </mrow>
      <mrow>
        <mrow>
          <msubsup>
            <mo stretchy="false">∑</mo>
            <mi>i</mi>
            <mi>k</mi>
          </msubsup>
          <mrow>
            <msub>
              <mi>μ</mi>
              <mi>i</mi>
            </msub>
            <msub>
              <mrow>
                <mi>δ</mi>
                <mi>n</mi>
              </mrow>
              <mi>i</mi>
            </msub>
          </mrow>
        </mrow>
      </mrow>
    </mrow>
    <annotation encoding="StarMath 5.0">δ G =italic " " -S δ T +V δ P +italic " " { sum_i^k {μ_i {δ n}_i}}</annotation>
  </semantics>
</math>
</file>

<file path=Object 6/content.xml><?xml version="1.0" encoding="utf-8"?>
<math xmlns="http://www.w3.org/1998/Math/MathML">
  <semantics>
    <mrow>
      <mrow>
        <msubsup>
          <mo stretchy="false">∑</mo>
          <mi>i</mi>
          <mi>k</mi>
        </msubsup>
        <mrow>
          <msub>
            <mi>μ</mi>
            <mi>i</mi>
          </msub>
          <mrow>
            <msub>
              <mrow>
                <mi>δ</mi>
                <mi>n</mi>
              </mrow>
              <mi>i</mi>
            </msub>
            <mo stretchy="false">=</mo>
            <mi>δ</mi>
          </mrow>
          <mrow>
            <mi>G</mi>
            <mo stretchy="false">=</mo>
            <mstyle mathvariant="italic">
              <mrow>
                <mtext> </mtext>
              </mrow>
            </mstyle>
          </mrow>
          <mn>0</mn>
        </mrow>
      </mrow>
    </mrow>
    <annotation encoding="StarMath 5.0"> sum_i^k {μ_i {δ n}_i = δ G = italic " " 0}</annotation>
  </semantics>
</math>
</file>

<file path=Object 7/content.xml><?xml version="1.0" encoding="utf-8"?>
<math xmlns="http://www.w3.org/1998/Math/MathML">
  <semantics>
    <mrow>
      <mrow>
        <mfrac>
          <msub>
            <mrow>
              <mi>δ</mi>
              <mi>n</mi>
            </mrow>
            <mi>i</mi>
          </msub>
          <msub>
            <mi>ν</mi>
            <mi>i</mi>
          </msub>
        </mfrac>
        <mo stretchy="false">≡</mo>
        <mi>δ</mi>
      </mrow>
      <mi>ε</mi>
    </mrow>
    <annotation encoding="StarMath 5.0">{δ n}_i over ν_i  equiv δ ε</annotation>
  </semantics>
</math>
</file>

<file path=Object 8/content.xml><?xml version="1.0" encoding="utf-8"?>
<math xmlns="http://www.w3.org/1998/Math/MathML">
  <semantics>
    <mrow>
      <mrow>
        <mrow>
          <mrow>
            <msubsup>
              <mo stretchy="false">∑</mo>
              <mi>i</mi>
              <mi>k</mi>
            </msubsup>
            <mrow>
              <msub>
                <mi>ν</mi>
                <mi>i</mi>
              </msub>
              <msub>
                <mi>μ</mi>
                <mi>i</mi>
              </msub>
            </mrow>
          </mrow>
        </mrow>
        <mo stretchy="false">=</mo>
        <mn>0</mn>
      </mrow>
      <mstyle mathvariant="italic">
        <mrow>
          <mtext> </mtext>
        </mrow>
      </mstyle>
    </mrow>
    <annotation encoding="StarMath 5.0">{ sum_i^k {ν_i μ_i}} =0 italic " "</annotation>
  </semantics>
</math>
</file>

<file path=Object 9/content.xml><?xml version="1.0" encoding="utf-8"?>
<math xmlns="http://www.w3.org/1998/Math/MathML">
  <semantics>
    <mrow>
      <mi>A</mi>
      <mrow>
        <mi>v</mi>
        <mo stretchy="false">=</mo>
        <mstyle mathvariant="italic">
          <mrow>
            <mtext> </mtext>
          </mrow>
        </mstyle>
      </mrow>
      <mstyle mathvariant="italic">
        <mrow>
          <mtext> </mtext>
        </mrow>
      </mstyle>
      <mn>0</mn>
    </mrow>
    <annotation encoding="StarMath 5.0">A v =italic " " italic " " 0</annotation>
  </semantics>
</math>
</file>